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4cm" svg:stroke-color="#000000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4cm" svg:stroke-color="#000000" draw:marker-start="Arrowhead_20_3" draw:marker-start-width="0.8cm" draw:marker-end="Arrowhead_20_4" draw:marker-end-width="0.8cm" draw:fill="none" draw:textarea-horizontal-align="justify" draw:textarea-vertical-align="middle" draw:auto-grow-height="false" fo:min-height="0cm" fo:min-width="0cm" fo:padding-top="0.325cm" fo:padding-bottom="0.325cm" fo:padding-left="0.45cm" fo:padding-right="0.45cm"/>
    </style:style>
    <style:style style:name="gr4" style:family="graphic" style:parent-style-name="objectwithoutfill">
      <style:graphic-properties svg:stroke-width="0.25cm" draw:marker-start="Arrowhead_20_3" draw:marker-start-width="0.575cm" draw:marker-end="Arrowhead_20_4" draw:marker-end-width="0.675cm" draw:fill="none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svg:stroke-width="0.4cm" svg:stroke-color="#000000" draw:marker-start-width="0.8cm" draw:marker-end-width="0.8cm" draw:fill="none" draw:textarea-horizontal-align="justify" draw:textarea-vertical-align="middle" draw:auto-grow-height="false" fo:min-height="0cm" fo:min-width="0cm" fo:padding-top="0.325cm" fo:padding-bottom="0.325cm" fo:padding-left="0.45cm" fo:padding-right="0.45cm"/>
    </style:style>
    <style:style style:name="gr6" style:family="graphic" style:parent-style-name="standard">
      <style:graphic-properties draw:stroke="dash" draw:stroke-dash="Fine_20_Dashed_20__28_var_29_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Обычный" style:font-family-generic="swiss" style:font-family-asian="Arial" style:font-style-name-asian="Обычный" style:font-family-generic-asian="swiss" style:font-family-complex="Arial" style:font-style-name-complex="Обычный" style:font-family-generic-complex="swiss"/>
    </style:style>
    <style:style style:name="T2" style:family="text">
      <style:text-properties fo:font-family="Arial" style:font-family-generic="roman" style:font-pitch="variable" style:font-family-asian="Arial" style:font-style-name-asian="Обычный" style:font-family-generic-asian="swiss" style:font-family-complex="Arial" style:font-style-name-complex="Обычный" style:font-family-generic-complex="swis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6cm" svg:height="4.8cm" svg:x="20.9cm" svg:y="5.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2" draw:layer="layout" svg:width="3.872cm" svg:height="1.673cm" svg:x="21.323cm" svg:y="7.299cm">
            <draw:text-box>
              <text:p text:style-name="P1">Text Index</text:p>
              <text:p text:style-name="P1">(Sphinx RT)</text:p>
            </draw:text-box>
          </draw:frame>
        </draw:g>
        <draw:custom-shape draw:style-name="gr3" draw:text-style-name="P1" draw:layer="layout" svg:width="5.9cm" svg:height="3.2cm" svg:x="12.1cm" svg:y="6.5cm">
          <text:p text:style-name="P1">Storage front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3cm" svg:y1="8.3cm" svg:x2="20.6cm" svg:y2="8.1cm">
          <text:p/>
        </draw:line>
        <draw:line draw:style-name="gr4" draw:text-style-name="P1" draw:layer="layout" svg:x1="18.3cm" svg:y1="7.4cm" svg:x2="20.6cm" svg:y2="4.2cm">
          <text:p/>
        </draw:line>
        <draw:g>
          <draw:custom-shape draw:style-name="gr1" draw:text-style-name="P1" draw:layer="layout" svg:width="4.6cm" svg:height="4.8cm" svg:x="20.9cm" svg:y="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2" draw:layer="layout" svg:width="4.473cm" svg:height="2.384cm" svg:x="20.927cm" svg:y="2.616cm">
            <draw:text-box>
              <text:p text:style-name="P1">Storage <text:line-break/>URI<text:span text:style-name="T1">⁫→</text:span><text:span text:style-name="T2">Triplets</text:span><text:span text:style-name="T2"><text:line-break/></text:span><text:span text:style-name="T2">(kyotocabinet)</text:span></text:p>
            </draw:text-box>
          </draw:frame>
        </draw:g>
        <draw:custom-shape draw:style-name="gr3" draw:text-style-name="P1" draw:layer="layout" svg:width="5.9cm" svg:height="3.2cm" svg:x="12.1cm" svg:y="1.5cm">
          <text:p text:style-name="P1">Search &amp; Retrival<text:line-break/> front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3cm" svg:y1="3.8cm" svg:x2="20.5cm" svg:y2="7.1cm">
          <text:p/>
        </draw:line>
        <draw:line draw:style-name="gr4" draw:text-style-name="P1" draw:layer="layout" svg:x1="18.3cm" svg:y1="2.7cm" svg:x2="20.6cm" svg:y2="3cm">
          <text:p/>
        </draw:line>
        <draw:custom-shape draw:style-name="gr5" draw:text-style-name="P1" draw:layer="layout" svg:width="6.3cm" svg:height="8.1cm" svg:x="2.9cm" svg:y="1.5cm">
          <text:p text:style-name="P1"><text:span text:style-name="T3">Web Client</text:span></text:p>
          <text:p text:style-name="P1"/>
          <text:p text:style-name="P1">RDF loader, <text:line-break/>interpretation,</text:p>
          <text:p text:style-name="P1">ed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9.4cm" svg:y1="3.1cm" svg:x2="11.9cm" svg:y2="3.1cm">
          <text:p/>
        </draw:line>
        <draw:line draw:style-name="gr4" draw:text-style-name="P1" draw:layer="layout" svg:x1="9.3cm" svg:y1="8cm" svg:x2="11.8cm" svg:y2="8cm">
          <text:p/>
        </draw:line>
        <draw:frame draw:style-name="gr2" draw:layer="layout" svg:width="2.784cm" svg:height="1.673cm" svg:x="9.216cm" svg:y="0.4cm">
          <draw:text-box>
            <text:p text:style-name="P1">AJAX<text:line-break/>(jQuery)</text:p>
          </draw:text-box>
        </draw:frame>
        <draw:custom-shape draw:style-name="gr6" draw:text-style-name="P1" draw:layer="layout" svg:width="0.5cm" svg:height="6.5cm" svg:x="10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5.4cm" svg:height="0.963cm" svg:x="12.5cm" svg:y="5.037cm">
          <draw:text-box>
            <text:p text:style-name="P1">Python+RESTful</text:p>
          </draw:text-box>
        </draw:frame>
        <draw:custom-shape draw:style-name="gr5" draw:text-style-name="P1" draw:layer="layout" svg:width="6.3cm" svg:height="6.2cm" svg:x="2.9cm" svg:y="13.1cm">
          <text:p text:style-name="P1"><text:span text:style-name="T3">Web Server</text:span></text:p>
          <text:p text:style-name="P1"><text:span text:style-name="T3"/></text:p>
          <text:p text:style-name="P1">(static pages)</text:p>
          <text:p text:style-name="P1">CSS, .js, <text:span text:style-name="T4">etc</text:span>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.2cm" svg:y1="10cm" svg:x2="6.2cm" svg:y2="12.7cm">
          <text:p/>
        </draw:line>
        <draw:frame draw:style-name="gr2" draw:layer="layout" svg:width="2.17cm" svg:height="0.962cm" svg:x="3.83cm" svg:y="10.838cm">
          <draw:text-box>
            <text:p text:style-name="P1">HTT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_20_3" draw:display-name="Arrowhead 3" svg:viewBox="0 0 1013 1130" svg:d="m1009 1050-449-1008-22-30-29-12-34 12-21 26-449 1012-5 13v8l5 21 12 21 17 13 21 4h903l21-4 21-13 9-21 4-21v-8z"/>
    <draw:marker draw:name="Arrowhead_20_4" draw:display-name="Arrowhead 4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4T10:40:33</meta:creation-date>
    <dc:date>2013-04-14T11:37:38</dc:date>
    <meta:editing-duration>PT11M41S</meta:editing-duration>
    <meta:editing-cycles>1</meta:editing-cycles>
    <meta:document-statistic meta:object-count="21"/>
    <meta:generator>LibreOffice/4.0.2.2$Linux_X86_64 LibreOffice_project/400m0$Build-2</meta:generator>
  </office:meta>
</office:document-meta>
</file>